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900000156637E550989BB6B13.png" manifest:media-type="image/png"/>
  <manifest:file-entry manifest:full-path="Pictures/100000010000073900000118A9F5C81A9D5847C7.png" manifest:media-type="image/png"/>
  <manifest:file-entry manifest:full-path="Pictures/100000010000074900000186EB2C8549BC4CDE27.png" manifest:media-type="image/png"/>
  <manifest:file-entry manifest:full-path="Pictures/100000010000073900000118170162628B2BFC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117fa" officeooo:paragraph-rsid="001117fa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2</text:p>
      <text:p text:style-name="P1">1.</text:p>
      <text:p text:style-name="P1"><draw:frame draw:style-name="fr1" draw:name="Image3" text:anchor-type="char" svg:x="-2cm" svg:y="0.265cm" svg:width="21.001cm" svg:height="7.04cm" draw:z-index="2"><draw:image xlink:href="Pictures/100000010000073900000118170162628B2BFC9B.png" xlink:type="simple" xlink:show="embed" xlink:actuate="onLoad" draw:mime-type="image/png"/></draw:frame></text:p>
      <text:p text:style-name="P1"/>
      <text:p text:style-name="P1"/>
      <text:p text:style-name="P1">Q2.</text:p>
      <text:p text:style-name="P1"/>
      <text:p text:style-name="P1"><draw:frame draw:style-name="fr1" draw:name="Image1" text:anchor-type="char" svg:x="-2cm" svg:y="0.556cm" svg:width="20.999cm" svg:height="7.578cm" draw:z-index="0"><draw:image xlink:href="Pictures/100000010000073900000118A9F5C81A9D5847C7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Q3.</text:p>
      <text:p text:style-name="P1"><draw:frame draw:style-name="fr2" draw:name="Image2" text:anchor-type="char" svg:width="20.001cm" svg:height="7.964cm" draw:z-index="1"><draw:image xlink:href="Pictures/100000010000073900000156637E550989BB6B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4" text:anchor-type="char" svg:x="-1.78cm" svg:y="2.066cm" svg:width="20.78cm" svg:height="9.239cm" draw:z-index="3"><draw:image xlink:href="Pictures/100000010000074900000186EB2C8549BC4CDE27.png" xlink:type="simple" xlink:show="embed" xlink:actuate="onLoad" draw:mime-type="image/png"/></draw:frame>Q4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44:39.681579290</meta:creation-date>
    <dc:date>2023-09-19T23:50:25.690961269</dc:date>
    <meta:editing-duration>PT2H45M32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5" meta:word-count="6" meta:character-count="24" meta:non-whitespace-character-count="23"/>
  </office:meta>
</office:document-meta>
</file>